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5.4944in" style:rel-column-width="51996*"/>
    </style:style>
    <style:style style:name="Table1.B" style:family="table-column">
      <style:table-column-properties style:column-width="1.4306in" style:rel-column-width="135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125in" style:rel-column-width="4500*"/>
    </style:style>
    <style:style style:name="Table2.B" style:family="table-column">
      <style:table-column-properties style:column-width="2.4382in" style:rel-column-width="3511*"/>
    </style:style>
    <style:style style:name="Table2.C" style:family="table-column">
      <style:table-column-properties style:column-width="1.3618in" style:rel-column-width="19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ac592" officeooo:paragraph-rsid="001ac592"/>
    </style:style>
    <style:style style:name="P2" style:family="paragraph" style:parent-style-name="Text_20_body">
      <style:text-properties officeooo:rsid="001c8645" officeooo:paragraph-rsid="001c8645"/>
    </style:style>
    <style:style style:name="P3" style:family="paragraph" style:parent-style-name="Text_20_body">
      <style:text-properties officeooo:rsid="001d31d6" officeooo:paragraph-rsid="001d31d6"/>
    </style:style>
    <style:style style:name="P4" style:family="paragraph" style:parent-style-name="Text_20_body">
      <style:text-properties fo:font-style="italic" officeooo:rsid="001d31d6" officeooo:paragraph-rsid="001d31d6" style:font-style-asian="italic" style:font-style-complex="italic"/>
    </style:style>
    <style:style style:name="P5" style:family="paragraph" style:parent-style-name="Text_20_body">
      <style:text-properties fo:font-style="italic" officeooo:rsid="001eec50" officeooo:paragraph-rsid="001eec50" style:font-style-asian="italic" style:font-style-complex="italic"/>
    </style:style>
    <style:style style:name="P6" style:family="paragraph" style:parent-style-name="Text_20_body">
      <style:text-properties officeooo:rsid="002144a3" officeooo:paragraph-rsid="002144a3"/>
    </style:style>
    <style:style style:name="P7" style:family="paragraph" style:parent-style-name="Text_20_body">
      <style:text-properties officeooo:rsid="0021c71d" officeooo:paragraph-rsid="0021c71d"/>
    </style:style>
    <style:style style:name="P8" style:family="paragraph" style:parent-style-name="Title">
      <style:text-properties officeooo:rsid="001ac592" officeooo:paragraph-rsid="001ac592"/>
    </style:style>
    <style:style style:name="P9" style:family="paragraph" style:parent-style-name="Table_20_Contents">
      <style:text-properties fo:font-weight="bold" officeooo:rsid="001c8645" officeooo:paragraph-rsid="001c8645" style:font-weight-asian="bold" style:font-weight-complex="bold"/>
    </style:style>
    <style:style style:name="P10" style:family="paragraph" style:parent-style-name="Table_20_Contents">
      <style:text-properties officeooo:rsid="001c8645" officeooo:paragraph-rsid="001c8645"/>
    </style:style>
    <style:style style:name="P11" style:family="paragraph" style:parent-style-name="Text_20_body">
      <style:text-properties officeooo:rsid="00285239" officeooo:paragraph-rsid="00285239"/>
    </style:style>
    <style:style style:name="P12" style:family="paragraph" style:parent-style-name="Text_20_body">
      <style:text-properties officeooo:rsid="00285239" officeooo:paragraph-rsid="002f8ecb"/>
    </style:style>
    <style:style style:name="P13" style:family="paragraph" style:parent-style-name="Text_20_body">
      <style:text-properties officeooo:rsid="0020bca0" officeooo:paragraph-rsid="0020bca0"/>
    </style:style>
    <style:style style:name="P14" style:family="paragraph" style:parent-style-name="Text_20_body">
      <style:text-properties officeooo:rsid="003871aa" officeooo:paragraph-rsid="003871aa"/>
    </style:style>
    <style:style style:name="P15" style:family="paragraph" style:parent-style-name="Heading_20_1">
      <style:text-properties officeooo:rsid="001c8645" officeooo:paragraph-rsid="001c8645"/>
    </style:style>
    <style:style style:name="P16" style:family="paragraph" style:parent-style-name="Table_20_Contents">
      <style:text-properties fo:font-weight="bold" officeooo:rsid="0029c378" officeooo:paragraph-rsid="0029c378" style:font-weight-asian="bold" style:font-weight-complex="bold"/>
    </style:style>
    <style:style style:name="P17" style:family="paragraph" style:parent-style-name="Table_20_Contents">
      <style:text-properties officeooo:rsid="002b9b93" officeooo:paragraph-rsid="002b9b93"/>
    </style:style>
    <style:style style:name="P18" style:family="paragraph" style:parent-style-name="Table_20_Contents">
      <style:paragraph-properties fo:text-align="end" style:justify-single-word="false"/>
      <style:text-properties officeooo:rsid="002b9b93" officeooo:paragraph-rsid="002b9b93"/>
    </style:style>
    <style:style style:name="P19" style:family="paragraph" style:parent-style-name="Table_20_Contents">
      <style:text-properties officeooo:rsid="0035cfd0" officeooo:paragraph-rsid="0035cfd0"/>
    </style:style>
    <style:style style:name="P20" style:family="paragraph" style:parent-style-name="Table_20_Contents">
      <style:text-properties officeooo:rsid="0040bbf4" officeooo:paragraph-rsid="0040bb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c961" style:font-style-asian="italic" style:font-style-complex="italic"/>
    </style:style>
    <style:style style:name="T3" style:family="text">
      <style:text-properties fo:font-style="italic" officeooo:rsid="003c082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ec50" style:font-style-asian="normal" style:font-style-complex="normal"/>
    </style:style>
    <style:style style:name="T6" style:family="text">
      <style:text-properties fo:font-style="normal" officeooo:rsid="00296d11" style:font-style-asian="normal" style:font-style-complex="normal"/>
    </style:style>
    <style:style style:name="T7" style:family="text">
      <style:text-properties fo:font-style="normal" officeooo:rsid="002ac961" style:font-style-asian="normal" style:font-style-complex="normal"/>
    </style:style>
    <style:style style:name="T8" style:family="text">
      <style:text-properties fo:font-style="normal" officeooo:rsid="00373321" style:font-style-asian="normal" style:font-style-complex="normal"/>
    </style:style>
    <style:style style:name="T9" style:family="text">
      <style:text-properties fo:font-style="normal" officeooo:rsid="0039af6d" style:font-style-asian="normal" style:font-style-complex="normal"/>
    </style:style>
    <style:style style:name="T10" style:family="text">
      <style:text-properties fo:font-style="normal" officeooo:rsid="0039f1be" style:font-style-asian="normal" style:font-style-complex="normal"/>
    </style:style>
    <style:style style:name="T11" style:family="text">
      <style:text-properties fo:font-style="normal" officeooo:rsid="003b5b20" style:font-style-asian="normal" style:font-style-complex="normal"/>
    </style:style>
    <style:style style:name="T12" style:family="text">
      <style:text-properties fo:font-style="normal" officeooo:rsid="003c0829" style:font-style-asian="normal" style:font-style-complex="normal"/>
    </style:style>
    <style:style style:name="T13" style:family="text">
      <style:text-properties fo:font-style="normal" officeooo:rsid="004044eb" style:font-style-asian="normal" style:font-style-complex="normal"/>
    </style:style>
    <style:style style:name="T14" style:family="text">
      <style:text-properties fo:font-style="normal" officeooo:rsid="004045b5" style:font-style-asian="normal" style:font-style-complex="normal"/>
    </style:style>
    <style:style style:name="T15" style:family="text">
      <style:text-properties fo:font-style="normal" officeooo:rsid="0042985e" style:font-style-asian="normal" style:font-style-complex="normal"/>
    </style:style>
    <style:style style:name="T16" style:family="text">
      <style:text-properties fo:font-style="normal" officeooo:rsid="0045ebf6" style:font-style-asian="normal" style:font-style-complex="normal"/>
    </style:style>
    <style:style style:name="T17" style:family="text">
      <style:text-properties fo:font-style="normal" officeooo:rsid="00485dfb" style:font-style-asian="normal" style:font-style-complex="normal"/>
    </style:style>
    <style:style style:name="T18" style:family="text">
      <style:text-properties fo:font-style="normal" officeooo:rsid="0048ba62" style:font-style-asian="normal" style:font-style-complex="normal"/>
    </style:style>
    <style:style style:name="T19" style:family="text">
      <style:text-properties officeooo:rsid="001eec50"/>
    </style:style>
    <style:style style:name="T20" style:family="text">
      <style:text-properties officeooo:rsid="002144a3"/>
    </style:style>
    <style:style style:name="T21" style:family="text">
      <style:text-properties officeooo:rsid="002298c5"/>
    </style:style>
    <style:style style:name="T22" style:family="text">
      <style:text-properties officeooo:rsid="0023c3af"/>
    </style:style>
    <style:style style:name="T23" style:family="text">
      <style:text-properties fo:font-weight="bold" officeooo:rsid="0023c3af" style:font-weight-asian="bold" style:font-weight-complex="bold"/>
    </style:style>
    <style:style style:name="T24" style:family="text">
      <style:text-properties fo:font-weight="normal" officeooo:rsid="0023c3af" style:font-weight-asian="normal" style:font-weight-complex="normal"/>
    </style:style>
    <style:style style:name="T25" style:family="text">
      <style:text-properties fo:font-weight="normal" officeooo:rsid="0025a826" style:font-weight-asian="normal" style:font-weight-complex="normal"/>
    </style:style>
    <style:style style:name="T26" style:family="text">
      <style:text-properties fo:font-weight="normal" officeooo:rsid="00285239" style:font-weight-asian="normal" style:font-weight-complex="normal"/>
    </style:style>
    <style:style style:name="T27" style:family="text">
      <style:text-properties officeooo:rsid="0025a826"/>
    </style:style>
    <style:style style:name="T28" style:family="text">
      <style:text-properties officeooo:rsid="00296d11"/>
    </style:style>
    <style:style style:name="T29" style:family="text">
      <style:text-properties officeooo:rsid="0029c378"/>
    </style:style>
    <style:style style:name="T30" style:family="text">
      <style:text-properties officeooo:rsid="00320034"/>
    </style:style>
    <style:style style:name="T31" style:family="text">
      <style:text-properties officeooo:rsid="0040bbf4"/>
    </style:style>
    <style:style style:name="T32" style:family="text">
      <style:text-properties officeooo:rsid="00445fad"/>
    </style:style>
    <style:style style:name="T33" style:family="text">
      <style:text-properties officeooo:rsid="004490be"/>
    </style:style>
    <style:style style:name="T34" style:family="text">
      <style:text-properties officeooo:rsid="0045c8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1-791 HW3 Report</text:p>
      <text:h text:style-name="P15" text:outline-level="1">Error Analysis</text:h>
      <text:p text:style-name="P2">After running the baseline system I performed an analysis on the 19 examples that were not perfectly retrieved and split the kinds of errors in several categori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Error Type</text:p>
          </table:table-cell>
          <table:table-cell table:style-name="Table1.B1" office:value-type="string">
            <text:p text:style-name="P9">Count</text:p>
          </table:table-cell>
        </table:table-row>
        <table:table-row>
          <table:table-cell table:style-name="Table1.A2" office:value-type="string">
            <text:p text:style-name="P10">Confounding Information</text:p>
          </table:table-cell>
          <table:table-cell table:style-name="Table1.B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10">Synonym</text:p>
          </table:table-cell>
          <table:table-cell table:style-name="Table1.B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10">Lemmatization/Tokenization Issue</text:p>
          </table:table-cell>
          <table:table-cell table:style-name="Table1.B2" office:value-type="string">
            <text:p text:style-name="P10">6</text:p>
          </table:table-cell>
        </table:table-row>
        <table:table-row>
          <table:table-cell table:style-name="Table1.A2" office:value-type="string">
            <text:p text:style-name="P10">Different Casing</text:p>
          </table:table-cell>
          <table:table-cell table:style-name="Table1.B2" office:value-type="string">
            <text:p text:style-name="P10">2</text:p>
          </table:table-cell>
        </table:table-row>
        <table:table-row>
          <table:table-cell table:style-name="Table1.A2" office:value-type="string">
            <text:p text:style-name="P10">PoS <text:span text:style-name="T19">Morphing</text:span></text:p>
          </table:table-cell>
          <table:table-cell table:style-name="Table1.B2" office:value-type="string">
            <text:p text:style-name="P10">1</text:p>
          </table:table-cell>
        </table:table-row>
      </table:table>
      <text:p text:style-name="P2"/>
      <text:p text:style-name="P3"><text:span text:style-name="T1">Confounding Information</text:span> means that the relevant gold standard answer also had additional unnecessary information that increased the length of the answer and thus reduced cosine similarity. For this error a sub-sentence analysis might be necessary and some of the errors are hard to correct. <text:span text:style-name="T20">A different similarity measure might improve some of these errors.</text:span></text:p>
      <text:p text:style-name="P3"><text:span text:style-name="T1">Synonym</text:span> means that the words in the query were replaced in the answer with synonyms or words that have a very similar meaning in the given context. Potentially a more sophisticated similarity model might catch this but probably only partly.</text:p>
      <text:p text:style-name="P3"><text:span text:style-name="T1">Lemmatization/Tokenization Issue</text:span> reflects errors that remain because the current tokenization does not split punctuation, as well as errors with words in different forms, e.g. `die` and `died` should be the same in certain contexts. This also includes abbreviations that were not lemm<text:span text:style-name="T19">a</text:span>tized to the correct form e.g., N.J. to New Jersey, <text:span text:style-name="T30">as well as, stopwords that boost the score of wrong answers. Most of these errors can be improved by preprocessing.</text:span></text:p>
      <text:p text:style-name="P4">Different Casing <text:span text:style-name="T5">is for cases where performing case-folding would improve the situation.</text:span></text:p>
      <text:p text:style-name="P5">PoS Morphing <text:span text:style-name="T4">means that a key word in the query was in a different Part of Speech than in the relevant answer. For instance, it could be the verb “</text:span>treat<text:span text:style-name="T4">” in the query and the noun “</text:span>treatment<text:span text:style-name="T4">” in the relevant answer. </text:span><text:span text:style-name="T8">Lemmatization might not be enough for these cases.</text:span><text:span text:style-name="T4"> </text:span></text:p>
      <text:h text:style-name="P15" text:outline-level="1">System Architecture</text:h>
      <text:p text:style-name="P13">This section explains the software engineering decisions and applied patterns for part 2 of the assignment. Overall, I decided to exploit the <text:span text:style-name="T1">template method pattern </text:span><text:span text:style-name="T4">for simplifying the </text:span><text:soft-page-break/><text:span text:style-name="T4">implementation of additional similarity metrics (Jaccard, and Dice coefficient). </text:span><text:span text:style-name="T10">I created new RetrievalEvaluator classes that inherited from the RetrievalEvaluator.</text:span><text:span text:style-name="T4"> </text:span><text:span text:style-name="T7">In the code I submitted for part 1 only minimal changes are thus necessary replacing the call to </text:span><text:span text:style-name="T2">computeCosineSimilarity</text:span><text:span text:style-name="T7"> in the RetrievalEvaluator with the </text:span><text:span text:style-name="T10">abstract</text:span><text:span text:style-name="T7"> template method </text:span><text:span text:style-name="T2">computeSimilarity</text:span><text:span text:style-name="T7">, with identical signature.</text:span><text:span text:style-name="T4"> Additionally, I </text:span><text:span text:style-name="T6">used the factory pattern so I could configure which similarity to use by simply specifying a UIMA parameter. Finally, I used the factory pattern for creating text normalization objects that depending on the configuration parameters perform case folding, tokenization, and/or </text:span><text:span text:style-name="T16">stemming</text:span><text:span text:style-name="T6">. </text:span><text:span text:style-name="T11">For this I replaced my tokenization </text:span><text:span text:style-name="T12">in the DocumentVectorAnnotator with a call to </text:span><text:span text:style-name="T13">a Tokenizer</text:span><text:span text:style-name="T12"> object that is constructed in the Annotator's</text:span><text:span text:style-name="T3"> initialize </text:span><text:span text:style-name="T12">method by calling the factory based on the given UIMA parameter </text:span><text:span text:style-name="T13">value</text:span><text:span text:style-name="T12">. </text:span><text:span text:style-name="T13">Furthermore, the Tokenizer object can have an arbitrary number of TextNormaliz</text:span><text:span text:style-name="T14">er objects (configured via a multi-valued UIMA parameter)</text:span><text:span text:style-name="T13"> that normalize the token after tokenization. </text:span><text:span text:style-name="T15">For the specializations of the Tokenizer objects I use the template method pattern, </text:span><text:span text:style-name="T17">so they only implement the tokenization and the subsequent normalization is called by the abstract Tokenizer</text:span><text:span text:style-name="T15">.</text:span></text:p>
      <text:p text:style-name="P14"><text:span text:style-name="T4">No changes in the type system were necessary for my implementation, cause the original text is stored separate from the text of the token </text:span><text:span text:style-name="T9">which could be normalized</text:span></text:p>
      <text:h text:style-name="P15" text:outline-level="1">Algorithms <text:span text:style-name="T20">and Resources</text:span></text:h>
      <text:p text:style-name="P6">The algorithms I use are straight derivations from the formula. For <text:span text:style-name="T32">both</text:span> the tokenization and <text:span text:style-name="T34">stemming (only stemming no lemmatization to avoid PoS-tagging)</text:span> I used the Stanford CoreNLP tools <text:span text:style-name="T33">in the improved version</text:span>. In addition to cosine similarity I implement the <text:span text:style-name="T27">Dice </text:span>coefficient <text:span text:style-name="T27">as a distance measure by subtracting the dice coefficient from 1. This is defined in vector terms (of a binary vector) as:</text:span></text:p>
      <text:p text:style-name="P7">DC(Q, D) = <text:s/><text:span text:style-name="T27">1 -</text:span><draw:frame draw:style-name="fr1" draw:name="Object1" text:anchor-type="as-char" svg:y="-0.252in" svg:width="0.8382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Since the Dice coefficient is not a proper metric (does not satisfy triangular equality), I decided to also implement the Jaccard coefficient as defined below in <text:span text:style-name="T22">vector notation</text:span>:</text:p>
      <text:p text:style-name="P7">JS(Q, D) = <text:span text:style-name="T27">1 - </text:span><text:span text:style-name="T27"><draw:frame draw:style-name="fr1" draw:name="Object2" text:anchor-type="as-char" svg:y="-0.2535in" svg:width="1.0543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 where max() is a vector function, performing an element-wise `max`</text:span></text:p>
      <text:p text:style-name="P7">Both measures use set oper<text:span text:style-name="T21">ations at its heart. Thus, the vectors </text:span><text:span text:style-name="T23">must</text:span><text:span text:style-name="T24"> be binary vectors indicating the presence or absence of a </text:span><text:span text:style-name="T25">type</text:span><text:span text:style-name="T24"> not the frequency! </text:span><text:span text:style-name="T26">This helps with some of the mistakes where a word is used multiple times in a wrong answer and the wrong answer gets boosted based on the word count. </text:span></text:p>
      <text:h text:style-name="P15" text:outline-level="1">Experiments</text:h>
      <text:p text:style-name="P11">After implementing the <text:span text:style-name="T28">metrics, I run the AAE with 5 separate configurations (simple changes in the descriptors, no code changes necessary!). The results of this run and the necessary significance tests are </text:span><text:soft-page-break/><text:span text:style-name="T28">below. There would have been more combinations but without using something like the Configuration Space Exploration Framework it gets very cumbersome to run so many different runs and keep a good overview. All experiments are executed on the provided data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Text Normalization</text:p>
          </table:table-cell>
          <table:table-cell table:style-name="Table2.A1" office:value-type="string">
            <text:p text:style-name="P16">Similarity Metric</text:p>
          </table:table-cell>
          <table:table-cell table:style-name="Table2.C1" office:value-type="string">
            <text:p text:style-name="P16">MRR</text:p>
          </table:table-cell>
        </table:table-row>
        <table:table-row>
          <table:table-cell table:style-name="Table2.A2" office:value-type="string">
            <text:p text:style-name="P20">None</text:p>
          </table:table-cell>
          <table:table-cell table:style-name="Table2.A2" office:value-type="string">
            <text:p text:style-name="P17">Cosine Similarity</text:p>
          </table:table-cell>
          <table:table-cell table:style-name="Table2.C2" office:value-type="string">
            <text:p text:style-name="P18">0.4375</text:p>
          </table:table-cell>
        </table:table-row>
        <table:table-row>
          <table:table-cell table:style-name="Table2.A2" office:value-type="string">
            <text:p text:style-name="P19"><text:span text:style-name="T34">Stemming</text:span>/<text:span text:style-name="T31">Stanford </text:span>Tokens</text:p>
          </table:table-cell>
          <table:table-cell table:style-name="Table2.A2" office:value-type="string">
            <text:p text:style-name="P19">Dic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<text:span text:style-name="T34">Stemming</text:span>/<text:span text:style-name="T31">Stanford </text:span>Tokens/Case folding</text:p>
          </table:table-cell>
          <table:table-cell table:style-name="Table2.A2" office:value-type="string">
            <text:p text:style-name="P19">Cosine Similarity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<text:span text:style-name="T34">Stemming</text:span>/<text:span text:style-name="T31">Stanford </text:span>Tokens/Case folding</text:p>
          </table:table-cell>
          <table:table-cell table:style-name="Table2.A2" office:value-type="string">
            <text:p text:style-name="P19">Dic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<text:span text:style-name="T34">Stemming</text:span>/<text:span text:style-name="T31">Stanford </text:span>Tokens/Case folding</text:p>
          </table:table-cell>
          <table:table-cell table:style-name="Table2.A2" office:value-type="string">
            <text:p text:style-name="P19">Jaccard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>* <text:span text:style-name="T29">p &lt;= 0.1 ** p &lt;= 0.05 as compared to the first row (baseline). Confidence value calculated by paired t-test as implemented in apache commons math3 (</text:span><text:a xlink:type="simple" xlink:href="http://commons.apache.org/proper/commons-math/apidocs/org/apache/commons/math3/stat/inference/TTest.html#pairedTTest%28double[],%20double[]%29"><text:span text:style-name="T29">http://commons.apache.org/proper/commons-math/apidocs/org/apache/commons/math3/stat/inference/TTest.html#pairedTTest%28double[],%20double[]%29</text:span></text:a><text:span text:style-name="T29">) For the full code of my implementation, look at branch task2 in my repository: </text:span><text:a xlink:type="simple" xlink:href="https://github.com/DKlaper/HW3-dklaper/tree/task2"><text:span text:style-name="T29">https://github.com/DKlaper/HW3-dklaper/tree/task2</text:span></text:a><text:span text:style-name="T29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c592" officeooo:paragraph-rsid="001ac59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Klaper (dklaper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2:42:37.490071969</meta:creation-date>
    <dc:date>2014-10-15T19:10:36.896111460</dc:date>
    <meta:editing-duration>PT4H1M5S</meta:editing-duration>
    <meta:editing-cycles>42</meta:editing-cycles>
    <meta:generator>LibreOffice/4.2.6.3$Linux_X86_64 LibreOffice_project/420m0$Build-3</meta:generator>
    <meta:document-statistic meta:table-count="2" meta:image-count="0" meta:object-count="2" meta:page-count="3" meta:paragraph-count="47" meta:word-count="829" meta:character-count="5522" meta:non-whitespace-character-count="4734"/>
  </office:meta>
</office:document-meta>
</file>

<file path=Object 1/content.xml><?xml version="1.0" encoding="utf-8"?>
<math xmlns="http://www.w3.org/1998/Math/MathML" display="block">
  <semantics>
    <mfrac>
      <mrow>
        <mn>2</mn>
        <mo stretchy="false">∗</mo>
        <mrow>
          <mo fence="true" stretchy="false">|</mo>
          <mrow>
            <mrow>
              <mi>Q</mi>
              <mo stretchy="false">⋅</mo>
              <mi>D</mi>
            </mrow>
          </mrow>
          <mo fence="true" stretchy="false">|</mo>
        </mrow>
      </mrow>
      <mrow>
        <mo fence="true" stretchy="false">(</mo>
        <mrow>
          <mrow>
            <msup>
              <mrow>
                <mo fence="true" stretchy="false">|</mo>
                <mrow>
                  <mi>Q</mi>
                </mrow>
                <mo fence="true" stretchy="false">|</mo>
              </mrow>
              <mn>2</mn>
            </msup>
            <mo stretchy="false">+</mo>
            <msup>
              <mrow>
                <mo fence="true" stretchy="false">|</mo>
                <mrow>
                  <mi>D</mi>
                </mrow>
                <mo fence="true" stretchy="false">|</mo>
              </mrow>
              <mn>2</mn>
            </msup>
          </mrow>
        </mrow>
        <mo fence="true" stretchy="false">)</mo>
      </mrow>
    </mfrac>
    <annotation encoding="StarMath 5.0">2 * lline Q cdot D rline over (lline Q rline ^2 + lline D rline ^2)</annotation>
  </semantics>
</math>
</file>

<file path=Object 2/content.xml><?xml version="1.0" encoding="utf-8"?>
<math xmlns="http://www.w3.org/1998/Math/MathML" display="block">
  <semantics>
    <mfrac>
      <mrow>
        <mo fence="true" stretchy="false">|</mo>
        <mrow>
          <mrow>
            <mi>Q</mi>
            <mo stretchy="false">⋅</mo>
            <mi>D</mi>
          </mrow>
        </mrow>
        <mo fence="true" stretchy="false">|</mo>
      </mrow>
      <mrow>
        <mo fence="true" stretchy="false">(</mo>
        <mrow>
          <mrow>
            <mo fence="true" stretchy="false">|</mo>
            <mrow>
              <mrow>
                <mi mathvariant="italic">max</mi>
                <mrow>
                  <mo fence="true" stretchy="false">(</mo>
                  <mrow>
                    <mrow>
                      <mi>Q</mi>
                      <mi>,</mi>
                      <mi>D</mi>
                    </mrow>
                  </mrow>
                  <mo fence="true" stretchy="false">)</mo>
                </mrow>
              </mrow>
            </mrow>
            <mo fence="true" stretchy="false">|</mo>
          </mrow>
        </mrow>
        <mo fence="true" stretchy="false">)</mo>
      </mrow>
    </mfrac>
    <annotation encoding="StarMath 5.0">lline Q cdot D rline over ( lline max(Q, D) rline )</annotation>
  </semantics>
</math>
</file>